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114.4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Digi P/N / SEEED SKU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Inpac ACA-5036-A2-CC-S</text:p>
          </table:table-cell>
          <table:table-cell table:style-name="ce6" office:value-type="float" office:value="318010123" calcext:value-type="float">
            <text:p>318010123</text:p>
          </table:table-cell>
          <table:table-cell office:value-type="string" calcext:value-type="string">
            <text:p>SMD Built-in Antenna 2.4GHz;3P-5.2*3.7*0.7mm</text:p>
          </table:table-cell>
          <table:table-cell office:value-type="string" calcext:value-type="string">
            <text:p><text:a xlink:href="https://statics3.seeedstudio.com/images/opl/datasheet/318010123.pdf" xlink:type="simple">https://statics3.seeedstudio.com/images/opl/datasheet/31801012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PJ-3536-L6S</text:p>
          </table:table-cell>
          <table:table-cell table:style-name="ce5" office:value-type="float" office:value="320040003" calcext:value-type="float">
            <text:p>320040003</text:p>
          </table:table-cell>
          <table:table-cell office:value-type="string" calcext:value-type="string">
            <text:p>SMD Audio Jack;3.5mm;4 Degree</text:p>
          </table:table-cell>
          <table:table-cell office:value-type="string" calcext:value-type="string">
            <text:p><text:a xlink:href="https://statics3.seeedstudio.com/images/opl/datasheet/320040003.pdf" xlink:type="simple">https://statics3.seeedstudio.com/images/opl/datasheet/320040003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T-SIM-006M</text:p>
          </table:table-cell>
          <table:table-cell table:style-name="ce5" office:value-type="float" office:value="320100004" calcext:value-type="float">
            <text:p>320100004</text:p>
          </table:table-cell>
          <table:table-cell office:value-type="string" calcext:value-type="string">
            <text:p>SMD SIM Holder;15.45*12.65*1.45mm</text:p>
          </table:table-cell>
          <table:table-cell office:value-type="string" calcext:value-type="string">
            <text:p><text:a xlink:href="https://statics3.seeedstudio.com/images/opl/datasheet/320100004.pdf" xlink:type="simple">https://statics3.seeedstudio.com/images/opl/datasheet/320100004.pd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,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KAT146</text:p>
          </table:table-cell>
          <table:table-cell office:value-type="string" calcext:value-type="string">
            <text:p>DTC114EKAT146CT-ND</text:p>
          </table:table-cell>
          <table:table-cell office:value-type="string" calcext:value-type="string">
            <text:p>TRANS PREBIAS NPN 200MW SMT3</text:p>
          </table:table-cell>
          <table:table-cell office:value-type="string" calcext:value-type="string">
            <text:p><text:a xlink:href="https://www.digikey.com/short/jzn192" xlink:type="simple">https://www.digikey.com/short/jzn19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ERJ-3GEY0R00V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<text:a xlink:href="https://www.digikey.com/short/jzdc2c" xlink:type="simple">https://www.digikey.com/short/jzdc2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FR-0722RL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<text:a xlink:href="https://www.digikey.com/short/jzdc0h" xlink:type="simple">https://www.digikey.com/short/jzdc0h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FR-07390RL</text:p>
          </table:table-cell>
          <table:table-cell office:value-type="string" calcext:value-type="string">
            <text:p>311-390HRCT-ND</text:p>
          </table:table-cell>
          <table:table-cell office:value-type="string" calcext:value-type="string">
            <text:p>RES SMD 390 OHM 1% 1/10W 0603</text:p>
          </table:table-cell>
          <table:table-cell office:value-type="string" calcext:value-type="string">
            <text:p><text:a xlink:href="https://www.digikey.com/short/jzdcvf" xlink:type="simple">https://www.digikey.com/short/jzdcv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<text:a xlink:href="https://www.digikey.com/short/jzd770" xlink:type="simple">https://www.digikey.com/short/jzd770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FR-0747KL</text:p>
          </table:table-cell>
          <table:table-cell office:value-type="string" calcext:value-type="string">
            <text:p>311-47.0KHRCT-ND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<text:a xlink:href="https://www.digikey.com/short/jzd7qb" xlink:type="simple">https://www.digikey.com/short/jzd7qb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FR-0751KL</text:p>
          </table:table-cell>
          <table:table-cell office:value-type="string" calcext:value-type="string">
            <text:p>311-51.0KHRCT-ND</text:p>
          </table:table-cell>
          <table:table-cell office:value-type="string" calcext:value-type="string">
            <text:p>RES SMD 51K OHM 1% 1/10W 0603</text:p>
          </table:table-cell>
          <table:table-cell office:value-type="string" calcext:value-type="string">
            <text:p><text:a xlink:href="https://www.digikey.com/short/jzd7jp" xlink:type="simple">https://www.digikey.com/short/jzd7j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string" calcext:value-type="string">
            <text:p>311-100KHRCT-ND</text:p>
          </table:table-cell>
          <table:table-cell office:value-type="string" calcext:value-type="string">
            <text:p>RES SMD 100K OHM 1% 1/10W 0603</text:p>
          </table:table-cell>
          <table:table-cell office:value-type="string" calcext:value-type="string">
            <text:p><text:a xlink:href="https://www.digikey.com/short/jzd7h3" xlink:type="simple">https://www.digikey.com/short/jzd7h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FSM6JSMA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short/jzn15r" xlink:type="simple">https://www.digikey.com/short/jzn15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string" calcext:value-type="string">
            <text:p>296-21527-1-ND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www.digikey.com/short/jzdcp1" xlink:type="simple">https://www.digikey.com/short/jzdcp1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9:32:12.471805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0T21:25:23.563258434</dc:date>
    <meta:editing-duration>PT7H9M39S</meta:editing-duration>
    <meta:editing-cycles>13</meta:editing-cycles>
    <dc:creator>Anool Mahidharia</dc:creator>
    <meta:document-statistic meta:table-count="1" meta:cell-count="406" meta:object-count="0"/>
  </office:meta>
</office:document-meta>
</file>